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m of XOR Functions</text:p>
      <text:p text:style-name="P4">time limit per test</text:p>
      <text:p text:style-name="P5">2 seconds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You are given an array <text:bookmark text:name="MathJax-Element-1-Frame"/><text:bookmark text:name="MathJax-Span-1"/><text:bookmark text:name="MathJax-Span-2"/><text:bookmark text:name="MathJax-Span-3"/><text:span text:style-name="T1">a</text:span><text:span text:style-name="T3">�</text:span> of length <text:bookmark text:name="MathJax-Element-2-Frame"/><text:bookmark text:name="MathJax-Span-4"/><text:bookmark text:name="MathJax-Span-5"/><text:bookmark text:name="MathJax-Span-6"/><text:span text:style-name="T1">n</text:span><text:span text:style-name="T3">�</text:span> consisting of non-negative integers.</text:p>
      <text:p text:style-name="P7">You have to calculate the value of <text:bookmark text:name="MathJax-Element-3-Frame"/><text:bookmark text:name="MathJax-Span-7"/><text:bookmark text:name="MathJax-Span-8"/><text:bookmark text:name="MathJax-Span-9"/><text:bookmark text:name="MathJax-Span-10"/><text:span text:style-name="T3">∑</text:span><text:bookmark text:name="MathJax-Span-11"/><text:bookmark text:name="MathJax-Span-12"/><text:bookmark text:name="MathJax-Span-13"/><text:span text:style-name="T2">n</text:span><text:bookmark text:name="MathJax-Span-14"/><text:bookmark text:name="MathJax-Span-15"/><text:bookmark text:name="MathJax-Span-16"/><text:span text:style-name="T2">l</text:span><text:bookmark text:name="MathJax-Span-17"/><text:span text:style-name="T4">=</text:span><text:bookmark text:name="MathJax-Span-18"/><text:span text:style-name="T4">1</text:span><text:bookmark text:name="MathJax-Span-19"/><text:bookmark text:name="MathJax-Span-20"/><text:span text:style-name="T6">∑</text:span><text:bookmark text:name="MathJax-Span-21"/><text:bookmark text:name="MathJax-Span-22"/><text:bookmark text:name="MathJax-Span-23"/><text:span text:style-name="T2">n</text:span><text:bookmark text:name="MathJax-Span-24"/><text:bookmark text:name="MathJax-Span-25"/><text:bookmark text:name="MathJax-Span-26"/><text:span text:style-name="T2">r</text:span><text:bookmark text:name="MathJax-Span-27"/><text:span text:style-name="T4">=</text:span><text:bookmark text:name="MathJax-Span-28"/><text:span text:style-name="T2">l</text:span><text:bookmark text:name="MathJax-Span-29"/><text:span text:style-name="T1">f</text:span><text:bookmark text:name="MathJax-Span-30"/><text:span text:style-name="T5">(</text:span><text:bookmark text:name="MathJax-Span-31"/><text:span text:style-name="T1">l</text:span><text:bookmark text:name="MathJax-Span-32"/><text:span text:style-name="T5">,</text:span><text:bookmark text:name="MathJax-Span-33"/><text:span text:style-name="T1">r</text:span><text:bookmark text:name="MathJax-Span-34"/><text:span text:style-name="T5">)</text:span><text:bookmark text:name="MathJax-Span-35"/><text:span text:style-name="T6">⋅</text:span><text:bookmark text:name="MathJax-Span-36"/><text:span text:style-name="T5">(</text:span><text:bookmark text:name="MathJax-Span-37"/><text:span text:style-name="T1">r</text:span><text:bookmark text:name="MathJax-Span-38"/><text:span text:style-name="T6">−</text:span><text:bookmark text:name="MathJax-Span-39"/><text:span text:style-name="T1">l</text:span><text:bookmark text:name="MathJax-Span-40"/><text:span text:style-name="T5">+</text:span><text:bookmark text:name="MathJax-Span-41"/><text:span text:style-name="T5">1</text:span><text:bookmark text:name="MathJax-Span-42"/><text:span text:style-name="T5">)</text:span><text:span text:style-name="T3">∑�=1�∑�=���(�,�)⋅(�−�+1)</text:span>, where <text:bookmark text:name="MathJax-Element-4-Frame"/><text:bookmark text:name="MathJax-Span-43"/><text:bookmark text:name="MathJax-Span-44"/><text:bookmark text:name="MathJax-Span-45"/><text:span text:style-name="T1">f</text:span><text:bookmark text:name="MathJax-Span-46"/><text:span text:style-name="T5">(</text:span><text:bookmark text:name="MathJax-Span-47"/><text:span text:style-name="T1">l</text:span><text:bookmark text:name="MathJax-Span-48"/><text:span text:style-name="T5">,</text:span><text:bookmark text:name="MathJax-Span-49"/><text:span text:style-name="T1">r</text:span><text:bookmark text:name="MathJax-Span-50"/><text:span text:style-name="T5">)</text:span><text:span text:style-name="T3">�(�,�)</text:span> is <text:bookmark text:name="MathJax-Element-5-Frame"/><text:bookmark text:name="MathJax-Span-51"/><text:bookmark text:name="MathJax-Span-52"/><text:bookmark text:name="MathJax-Span-53"/><text:bookmark text:name="MathJax-Span-54"/><text:span text:style-name="T1">a</text:span><text:bookmark text:name="MathJax-Span-55"/><text:span text:style-name="T2">l</text:span><text:bookmark text:name="MathJax-Span-56"/><text:span text:style-name="T6">⊕</text:span><text:bookmark text:name="MathJax-Span-57"/><text:bookmark text:name="MathJax-Span-58"/><text:span text:style-name="T1">a</text:span><text:bookmark text:name="MathJax-Span-59"/><text:bookmark text:name="MathJax-Span-60"/><text:bookmark text:name="MathJax-Span-61"/><text:span text:style-name="T2">l</text:span><text:bookmark text:name="MathJax-Span-62"/><text:span text:style-name="T4">+</text:span><text:bookmark text:name="MathJax-Span-63"/><text:span text:style-name="T4">1</text:span><text:bookmark text:name="MathJax-Span-64"/><text:span text:style-name="T6">⊕</text:span><text:bookmark text:name="MathJax-Span-65"/><text:span text:style-name="T6">⋯</text:span><text:bookmark text:name="MathJax-Span-66"/><text:span text:style-name="T6">⊕</text:span><text:bookmark text:name="MathJax-Span-67"/><text:bookmark text:name="MathJax-Span-68"/><text:span text:style-name="T1">a</text:span><text:bookmark text:name="MathJax-Span-69"/><text:bookmark text:name="MathJax-Span-70"/><text:bookmark text:name="MathJax-Span-71"/><text:span text:style-name="T2">r</text:span><text:bookmark text:name="MathJax-Span-72"/><text:span text:style-name="T6">−</text:span><text:bookmark text:name="MathJax-Span-73"/><text:span text:style-name="T4">1</text:span><text:bookmark text:name="MathJax-Span-74"/><text:span text:style-name="T6">⊕</text:span><text:bookmark text:name="MathJax-Span-75"/><text:bookmark text:name="MathJax-Span-76"/><text:span text:style-name="T1">a</text:span><text:bookmark text:name="MathJax-Span-77"/><text:span text:style-name="T2">r</text:span><text:span text:style-name="T3">��⊕��+1⊕⋯⊕��−1⊕��</text:span> (the character <text:bookmark text:name="MathJax-Element-6-Frame"/><text:bookmark text:name="MathJax-Span-78"/><text:bookmark text:name="MathJax-Span-79"/><text:bookmark text:name="MathJax-Span-80"/><text:span text:style-name="T3">⊕⊕</text:span> denotes bitwise XOR).</text:p>
      <text:p text:style-name="P7">Since the answer can be very large, print it modulo <text:bookmark text:name="MathJax-Element-7-Frame"/><text:bookmark text:name="MathJax-Span-81"/><text:bookmark text:name="MathJax-Span-82"/><text:bookmark text:name="MathJax-Span-83"/><text:span text:style-name="T5">998244353</text:span><text:span text:style-name="T3">998244353</text:span>.</text:p>
      <text:p text:style-name="P9">Input</text:p>
      <text:p text:style-name="P7">The first line contains one integer <text:bookmark text:name="MathJax-Element-8-Frame"/><text:bookmark text:name="MathJax-Span-84"/><text:bookmark text:name="MathJax-Span-85"/><text:bookmark text:name="MathJax-Span-86"/><text:span text:style-name="T1">n</text:span><text:span text:style-name="T3">�</text:span> (<text:bookmark text:name="MathJax-Element-9-Frame"/><text:bookmark text:name="MathJax-Span-87"/><text:bookmark text:name="MathJax-Span-88"/><text:bookmark text:name="MathJax-Span-89"/><text:span text:style-name="T5">1</text:span><text:bookmark text:name="MathJax-Span-90"/><text:span text:style-name="T6">≤</text:span><text:bookmark text:name="MathJax-Span-91"/><text:span text:style-name="T1">n</text:span><text:bookmark text:name="MathJax-Span-92"/><text:span text:style-name="T6">≤</text:span><text:bookmark text:name="MathJax-Span-93"/><text:span text:style-name="T5">3</text:span><text:bookmark text:name="MathJax-Span-94"/><text:span text:style-name="T6">⋅</text:span><text:bookmark text:name="MathJax-Span-95"/><text:bookmark text:name="MathJax-Span-96"/><text:span text:style-name="T5">10</text:span><text:bookmark text:name="MathJax-Span-97"/><text:span text:style-name="T4">5</text:span><text:span text:style-name="T3">1≤�≤3⋅105</text:span>) — the length of the array <text:bookmark text:name="MathJax-Element-10-Frame"/><text:bookmark text:name="MathJax-Span-98"/><text:bookmark text:name="MathJax-Span-99"/><text:bookmark text:name="MathJax-Span-100"/><text:span text:style-name="T1">a</text:span><text:span text:style-name="T3">�</text:span>.</text:p>
      <text:p text:style-name="P7">The second line contains <text:bookmark text:name="MathJax-Element-11-Frame"/><text:bookmark text:name="MathJax-Span-101"/><text:bookmark text:name="MathJax-Span-102"/><text:bookmark text:name="MathJax-Span-103"/><text:span text:style-name="T1">n</text:span><text:span text:style-name="T3">�</text:span> integers <text:bookmark text:name="MathJax-Element-12-Frame"/><text:bookmark text:name="MathJax-Span-104"/><text:bookmark text:name="MathJax-Span-105"/><text:bookmark text:name="MathJax-Span-106"/><text:bookmark text:name="MathJax-Span-107"/><text:span text:style-name="T1">a</text:span><text:bookmark text:name="MathJax-Span-108"/><text:span text:style-name="T4">1</text:span><text:bookmark text:name="MathJax-Span-109"/><text:span text:style-name="T5">,</text:span><text:bookmark text:name="MathJax-Span-110"/><text:bookmark text:name="MathJax-Span-111"/><text:span text:style-name="T1">a</text:span><text:bookmark text:name="MathJax-Span-112"/><text:span text:style-name="T4">2</text:span><text:bookmark text:name="MathJax-Span-113"/><text:span text:style-name="T5">,</text:span><text:bookmark text:name="MathJax-Span-114"/><text:span text:style-name="T6">…</text:span><text:bookmark text:name="MathJax-Span-115"/><text:span text:style-name="T5">,</text:span><text:bookmark text:name="MathJax-Span-116"/><text:bookmark text:name="MathJax-Span-117"/><text:span text:style-name="T1">a</text:span><text:bookmark text:name="MathJax-Span-118"/><text:span text:style-name="T2">n</text:span><text:span text:style-name="T3">�1,�2,…,��</text:span> (<text:bookmark text:name="MathJax-Element-13-Frame"/><text:bookmark text:name="MathJax-Span-119"/><text:bookmark text:name="MathJax-Span-120"/><text:bookmark text:name="MathJax-Span-121"/><text:span text:style-name="T5">0</text:span><text:bookmark text:name="MathJax-Span-122"/><text:span text:style-name="T6">≤</text:span><text:bookmark text:name="MathJax-Span-123"/><text:bookmark text:name="MathJax-Span-124"/><text:span text:style-name="T1">a</text:span><text:bookmark text:name="MathJax-Span-125"/><text:span text:style-name="T2">i</text:span><text:bookmark text:name="MathJax-Span-126"/><text:span text:style-name="T6">≤</text:span><text:bookmark text:name="MathJax-Span-127"/><text:bookmark text:name="MathJax-Span-128"/><text:span text:style-name="T5">10</text:span><text:bookmark text:name="MathJax-Span-129"/><text:span text:style-name="T4">9</text:span><text:bookmark text:name="MathJax-Span-130"/><text:span text:style-name="T5">)</text:span><text:span text:style-name="T3">0≤��≤109)</text:span>.</text:p>
      <text:p text:style-name="P9">Output</text:p>
      <text:p text:style-name="P7">Print the one integer — the value of <text:bookmark text:name="MathJax-Element-14-Frame"/><text:bookmark text:name="MathJax-Span-131"/><text:bookmark text:name="MathJax-Span-132"/><text:bookmark text:name="MathJax-Span-133"/><text:bookmark text:name="MathJax-Span-134"/><text:span text:style-name="T3">∑</text:span><text:bookmark text:name="MathJax-Span-135"/><text:bookmark text:name="MathJax-Span-136"/><text:bookmark text:name="MathJax-Span-137"/><text:span text:style-name="T2">n</text:span><text:bookmark text:name="MathJax-Span-138"/><text:bookmark text:name="MathJax-Span-139"/><text:bookmark text:name="MathJax-Span-140"/><text:span text:style-name="T2">l</text:span><text:bookmark text:name="MathJax-Span-141"/><text:span text:style-name="T4">=</text:span><text:bookmark text:name="MathJax-Span-142"/><text:span text:style-name="T4">1</text:span><text:bookmark text:name="MathJax-Span-143"/><text:bookmark text:name="MathJax-Span-144"/><text:span text:style-name="T6">∑</text:span><text:bookmark text:name="MathJax-Span-145"/><text:bookmark text:name="MathJax-Span-146"/><text:bookmark text:name="MathJax-Span-147"/><text:span text:style-name="T2">n</text:span><text:bookmark text:name="MathJax-Span-148"/><text:bookmark text:name="MathJax-Span-149"/><text:bookmark text:name="MathJax-Span-150"/><text:span text:style-name="T2">r</text:span><text:bookmark text:name="MathJax-Span-151"/><text:span text:style-name="T4">=</text:span><text:bookmark text:name="MathJax-Span-152"/><text:span text:style-name="T2">l</text:span><text:bookmark text:name="MathJax-Span-153"/><text:span text:style-name="T1">f</text:span><text:bookmark text:name="MathJax-Span-154"/><text:span text:style-name="T5">(</text:span><text:bookmark text:name="MathJax-Span-155"/><text:span text:style-name="T1">l</text:span><text:bookmark text:name="MathJax-Span-156"/><text:span text:style-name="T5">,</text:span><text:bookmark text:name="MathJax-Span-157"/><text:span text:style-name="T1">r</text:span><text:bookmark text:name="MathJax-Span-158"/><text:span text:style-name="T5">)</text:span><text:bookmark text:name="MathJax-Span-159"/><text:span text:style-name="T6">⋅</text:span><text:bookmark text:name="MathJax-Span-160"/><text:span text:style-name="T5">(</text:span><text:bookmark text:name="MathJax-Span-161"/><text:span text:style-name="T1">r</text:span><text:bookmark text:name="MathJax-Span-162"/><text:span text:style-name="T6">−</text:span><text:bookmark text:name="MathJax-Span-163"/><text:span text:style-name="T1">l</text:span><text:bookmark text:name="MathJax-Span-164"/><text:span text:style-name="T5">+</text:span><text:bookmark text:name="MathJax-Span-165"/><text:span text:style-name="T5">1</text:span><text:bookmark text:name="MathJax-Span-166"/><text:span text:style-name="T5">)</text:span><text:span text:style-name="T3">∑�=1�∑�=���(�,�)⋅(�−�+1)</text:span>, taken modulo <text:bookmark text:name="MathJax-Element-15-Frame"/><text:bookmark text:name="MathJax-Span-167"/><text:bookmark text:name="MathJax-Span-168"/><text:bookmark text:name="MathJax-Span-169"/><text:span text:style-name="T5">998244353</text:span><text:span text:style-name="T3">998244353</text:span>.</text:p>
      <text:p text:style-name="P8">Examples</text:p>
      <text:p text:style-name="P10">input</text:p>
      <text:section text:style-name="Sect1" text:name="id005523141092919956">
        <text:p text:style-name="P11">Copy</text:p>
      </text:section>
      <text:p text:style-name="P1"><text:bookmark text:name="id007160588245179316"/>3</text:p>
      <text:p text:style-name="P2">1 3 2</text:p>
      <text:p text:style-name="P10">output</text:p>
      <text:section text:style-name="Sect1" text:name="id009062329971248815">
        <text:p text:style-name="P11">Copy</text:p>
      </text:section>
      <text:p text:style-name="P1"><text:bookmark text:name="id0020312917892362936"/>12</text:p>
      <text:p text:style-name="P10">input</text:p>
      <text:section text:style-name="Sect1" text:name="id007571482362334314">
        <text:p text:style-name="P11">Copy</text:p>
      </text:section>
      <text:p text:style-name="P1"><text:bookmark text:name="id008995176803874119"/>4</text:p>
      <text:p text:style-name="P2">39 68 31 80</text:p>
      <text:p text:style-name="P10">output</text:p>
      <text:section text:style-name="Sect1" text:name="id0019225009188092868">
        <text:p text:style-name="P11">Copy</text:p>
      </text:section>
      <text:p text:style-name="P1"><text:bookmark text:name="id0034484082452731646"/>1337</text:p>
      <text:p text:style-name="P10">input</text:p>
      <text:section text:style-name="Sect1" text:name="id00507757407700759">
        <text:p text:style-name="P11">Copy</text:p>
      </text:section>
      <text:p text:style-name="P1"><text:bookmark text:name="id004178954379371411"/>7</text:p>
      <text:p text:style-name="P2">313539461 779847196 221612534 488613315 633203958 394620685 761188160</text:p>
      <text:p text:style-name="P10">output</text:p>
      <text:section text:style-name="Sect1" text:name="id003768055641207304">
        <text:p text:style-name="P11">Copy</text:p>
      </text:section>
      <text:p text:style-name="P1"><text:bookmark text:name="id007925821700510931"/>257421502</text:p>
      <text:p text:style-name="P9">Note</text:p>
      <text:p text:style-name="P7">In the first example, the answer is equal to <text:bookmark text:name="MathJax-Element-16-Frame"/><text:bookmark text:name="MathJax-Span-170"/><text:bookmark text:name="MathJax-Span-171"/><text:bookmark text:name="MathJax-Span-172"/><text:span text:style-name="T1">f</text:span><text:bookmark text:name="MathJax-Span-173"/><text:span text:style-name="T5">(</text:span><text:bookmark text:name="MathJax-Span-174"/><text:span text:style-name="T5">1</text:span><text:bookmark text:name="MathJax-Span-175"/><text:span text:style-name="T5">,</text:span><text:bookmark text:name="MathJax-Span-176"/><text:span text:style-name="T5">1</text:span><text:bookmark text:name="MathJax-Span-177"/><text:span text:style-name="T5">)</text:span><text:bookmark text:name="MathJax-Span-178"/><text:span text:style-name="T5">+</text:span><text:bookmark text:name="MathJax-Span-179"/><text:span text:style-name="T5">2</text:span><text:bookmark text:name="MathJax-Span-180"/><text:span text:style-name="T6">⋅</text:span><text:bookmark text:name="MathJax-Span-181"/><text:span text:style-name="T1">f</text:span><text:bookmark text:name="MathJax-Span-182"/><text:span text:style-name="T5">(</text:span><text:bookmark text:name="MathJax-Span-183"/><text:span text:style-name="T5">1</text:span><text:bookmark text:name="MathJax-Span-184"/><text:span text:style-name="T5">,</text:span><text:bookmark text:name="MathJax-Span-185"/><text:span text:style-name="T5">2</text:span><text:bookmark text:name="MathJax-Span-186"/><text:span text:style-name="T5">)</text:span><text:bookmark text:name="MathJax-Span-187"/><text:span text:style-name="T5">+</text:span><text:bookmark text:name="MathJax-Span-188"/><text:span text:style-name="T5">3</text:span><text:bookmark text:name="MathJax-Span-189"/><text:span text:style-name="T6">⋅</text:span><text:bookmark text:name="MathJax-Span-190"/><text:span text:style-name="T1">f</text:span><text:bookmark text:name="MathJax-Span-191"/><text:span text:style-name="T5">(</text:span><text:bookmark text:name="MathJax-Span-192"/><text:span text:style-name="T5">1</text:span><text:bookmark text:name="MathJax-Span-193"/><text:span text:style-name="T5">,</text:span><text:bookmark text:name="MathJax-Span-194"/><text:span text:style-name="T5">3</text:span><text:bookmark text:name="MathJax-Span-195"/><text:span text:style-name="T5">)</text:span><text:bookmark text:name="MathJax-Span-196"/><text:span text:style-name="T5">+</text:span><text:bookmark text:name="MathJax-Span-197"/><text:span text:style-name="T1">f</text:span><text:bookmark text:name="MathJax-Span-198"/><text:span text:style-name="T5">(</text:span><text:bookmark text:name="MathJax-Span-199"/><text:span text:style-name="T5">2</text:span><text:bookmark text:name="MathJax-Span-200"/><text:span text:style-name="T5">,</text:span><text:bookmark text:name="MathJax-Span-201"/><text:span text:style-name="T5">2</text:span><text:bookmark text:name="MathJax-Span-202"/><text:span text:style-name="T5">)</text:span><text:bookmark text:name="MathJax-Span-203"/><text:span text:style-name="T5">+</text:span><text:bookmark text:name="MathJax-Span-204"/><text:span text:style-name="T5">2</text:span><text:bookmark text:name="MathJax-Span-205"/><text:span text:style-name="T6">⋅</text:span><text:bookmark text:name="MathJax-Span-206"/><text:span text:style-name="T1">f</text:span><text:bookmark text:name="MathJax-Span-207"/><text:span text:style-name="T5">(</text:span><text:bookmark text:name="MathJax-Span-208"/><text:span text:style-name="T5">2</text:span><text:bookmark text:name="MathJax-Span-209"/><text:span text:style-name="T5">,</text:span><text:bookmark text:name="MathJax-Span-210"/><text:span text:style-name="T5">3</text:span><text:bookmark text:name="MathJax-Span-211"/><text:span text:style-name="T5">)</text:span><text:bookmark text:name="MathJax-Span-212"/><text:span text:style-name="T5">+</text:span><text:bookmark text:name="MathJax-Span-213"/><text:span text:style-name="T1">f</text:span><text:bookmark text:name="MathJax-Span-214"/><text:span text:style-name="T5">(</text:span><text:bookmark text:name="MathJax-Span-215"/><text:span text:style-name="T5">3</text:span><text:bookmark text:name="MathJax-Span-216"/><text:span text:style-name="T5">,</text:span><text:bookmark text:name="MathJax-Span-217"/><text:span text:style-name="T5">3</text:span><text:bookmark text:name="MathJax-Span-218"/><text:span text:style-name="T5">)</text:span><text:bookmark text:name="MathJax-Span-219"/><text:span text:style-name="T5">=</text:span><text:span text:style-name="T3">�(1,1)+2⋅�(1,2)+3⋅�(1,3)+�(2,2)+2⋅�(2,3)+�(3,3)=</text:span> <text:bookmark text:name="MathJax-Element-17-Frame"/><text:bookmark text:name="MathJax-Span-220"/><text:bookmark text:name="MathJax-Span-221"/><text:bookmark text:name="MathJax-Span-222"/><text:span text:style-name="T5">=</text:span><text:bookmark text:name="MathJax-Span-223"/><text:span text:style-name="T5">1</text:span><text:bookmark text:name="MathJax-Span-224"/><text:span text:style-name="T5">+</text:span><text:bookmark text:name="MathJax-Span-225"/><text:span text:style-name="T5">2</text:span><text:bookmark text:name="MathJax-Span-226"/><text:span text:style-name="T6">⋅</text:span><text:bookmark text:name="MathJax-Span-227"/><text:span text:style-name="T5">2</text:span><text:bookmark text:name="MathJax-Span-228"/><text:span text:style-name="T5">+</text:span><text:bookmark text:name="MathJax-Span-229"/><text:span text:style-name="T5">3</text:span><text:bookmark text:name="MathJax-Span-230"/><text:span text:style-name="T6">⋅</text:span><text:bookmark text:name="MathJax-Span-231"/><text:span text:style-name="T5">0</text:span><text:bookmark text:name="MathJax-Span-232"/><text:span text:style-name="T5">+</text:span><text:bookmark text:name="MathJax-Span-233"/><text:span text:style-name="T5">3</text:span><text:bookmark text:name="MathJax-Span-234"/><text:span text:style-name="T5">+</text:span><text:bookmark text:name="MathJax-Span-235"/><text:span text:style-name="T5">2</text:span><text:bookmark text:name="MathJax-Span-236"/><text:span text:style-name="T6">⋅</text:span><text:bookmark text:name="MathJax-Span-237"/><text:span text:style-name="T5">1</text:span><text:bookmark text:name="MathJax-Span-238"/><text:span text:style-name="T5">+</text:span><text:bookmark text:name="MathJax-Span-239"/><text:span text:style-name="T5">2</text:span><text:bookmark text:name="MathJax-Span-240"/><text:span text:style-name="T5">=</text:span><text:bookmark text:name="MathJax-Span-241"/><text:span text:style-name="T5">12</text:span><text:span text:style-name="T3">=1+2⋅2+3⋅0+3+2⋅1+2=12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12:51:38.353000000</dc:date>
    <meta:editing-duration>PT6S</meta:editing-duration>
    <meta:editing-cycles>1</meta:editing-cycles>
    <meta:document-statistic meta:table-count="0" meta:image-count="0" meta:object-count="0" meta:page-count="1" meta:paragraph-count="41" meta:word-count="144" meta:character-count="1103" meta:non-whitespace-character-count="998"/>
    <meta:generator>LibreOffice/7.2.2.2$Windows_X86_64 LibreOffice_project/02b2acce88a210515b4a5bb2e46cbfb63fe97d56</meta:generator>
  </office:meta>
</office:document-meta>
</file>